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ygnały" style:family="table">
      <style:table-properties style:width="17.013cm" fo:margin-left="0cm" fo:break-before="auto" fo:break-after="auto" table:align="left" fo:keep-with-next="auto" style:may-break-between-rows="true" table:border-model="collapsing"/>
    </style:style>
    <style:style style:name="Sygnały.A" style:family="table-column">
      <style:table-column-properties style:column-width="0.691cm"/>
    </style:style>
    <style:style style:name="Sygnały.B" style:family="table-column">
      <style:table-column-properties style:column-width="3.701cm"/>
    </style:style>
    <style:style style:name="Sygnały.C" style:family="table-column">
      <style:table-column-properties style:column-width="1.799cm"/>
    </style:style>
    <style:style style:name="Sygnały.D" style:family="table-column">
      <style:table-column-properties style:column-width="3.096cm"/>
    </style:style>
    <style:style style:name="Sygnały.E" style:family="table-column">
      <style:table-column-properties style:column-width="7.726cm"/>
    </style:style>
    <style:style style:name="Sygnały.1" style:family="table-row">
      <style:table-row-properties fo:keep-together="auto"/>
    </style:style>
    <style:style style:name="Sygnały.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Sygnały.B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ygnały.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ygnały.D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ygnały.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ygnały.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Sygnały.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D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gnały.E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rsid="0010058a" officeooo:paragraph-rsid="0010058a"/>
    </style:style>
    <style:style style:name="P2" style:family="paragraph" style:parent-style-name="Standard">
      <style:text-properties officeooo:paragraph-rsid="0010058a"/>
    </style:style>
    <style:style style:name="P3" style:family="paragraph" style:parent-style-name="Text_20_body">
      <style:paragraph-properties fo:text-align="justify" style:justify-single-word="false"/>
    </style:style>
    <style:style style:name="P4" style:family="paragraph" style:parent-style-name="Drawing">
      <style:text-properties officeooo:paragraph-rsid="00182327"/>
    </style:style>
    <style:style style:name="P5" style:family="paragraph" style:parent-style-name="Text_20_body" style:master-page-name="">
      <style:paragraph-properties fo:text-align="justify" style:justify-single-word="false" style:page-number="auto" fo:break-before="auto" fo:break-after="auto"/>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517" officeooo:paragraph-rsid="0017351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3517" officeooo:paragraph-rsid="0017351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2327" officeooo:paragraph-rsid="0018232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2327" officeooo:paragraph-rsid="0018232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2327" officeooo:paragraph-rsid="0019c2f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c2f4" officeooo:paragraph-rsid="0019c2f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c2f4" officeooo:paragraph-rsid="0019c2f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017f" officeooo:paragraph-rsid="001b017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e5c" officeooo:paragraph-rsid="001c5e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
    <style:style style:name="P19" style:family="paragraph" style:parent-style-name="Heading_20_1" style:list-style-name="">
      <style:text-properties officeooo:paragraph-rsid="001113d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paragraph-rsid="001113de"/>
    </style:style>
    <style:style style:name="P22" style:family="paragraph" style:parent-style-name="Text_20_body">
      <style:text-properties officeooo:rsid="001113de" officeooo:paragraph-rsid="001e8fcc"/>
    </style:style>
    <style:style style:name="P23" style:family="paragraph" style:parent-style-name="Text_20_body">
      <style:paragraph-properties fo:text-align="justify" style:justify-single-word="false"/>
      <style:text-properties officeooo:rsid="001113de" officeooo:paragraph-rsid="001113de"/>
    </style:style>
    <style:style style:name="P24" style:family="paragraph" style:parent-style-name="Text_20_body">
      <style:paragraph-properties fo:text-align="justify" style:justify-single-word="false"/>
      <style:text-properties officeooo:rsid="0024125d" officeooo:paragraph-rsid="0024125d"/>
    </style:style>
    <style:style style:name="P25" style:family="paragraph" style:parent-style-name="Text_20_body">
      <style:text-properties officeooo:paragraph-rsid="0024125d"/>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24125d"/>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2">
      <style:text-properties officeooo:rsid="0024125d" officeooo:paragraph-rsid="0024125d"/>
    </style:style>
    <style:style style:name="P30" style:family="paragraph" style:parent-style-name="Heading_20_2">
      <style:text-properties officeooo:paragraph-rsid="0024125d"/>
    </style:style>
    <style:style style:name="T1" style:family="text">
      <style:text-properties officeooo:rsid="0010058a"/>
    </style:style>
    <style:style style:name="T2" style:family="text">
      <style:text-properties officeooo:rsid="001113de"/>
    </style:style>
    <style:style style:name="T3" style:family="text">
      <style:text-properties text:display="none"/>
    </style:style>
    <style:style style:name="T4" style:family="text">
      <style:text-properties officeooo:rsid="0012fa9a"/>
    </style:style>
    <style:style style:name="T5" style:family="text">
      <style:text-properties officeooo:rsid="0014a391"/>
    </style:style>
    <style:style style:name="T6" style:family="text">
      <style:text-properties officeooo:rsid="0019c2f4"/>
    </style:style>
    <style:style style:name="T7" style:family="text">
      <style:text-properties officeooo:rsid="001e8fcc"/>
    </style:style>
    <style:style style:name="T8" style:family="text">
      <style:text-properties officeooo:rsid="0022cfe7"/>
    </style:style>
    <style:style style:name="T9" style:family="text">
      <style:text-properties officeooo:rsid="0024125d"/>
    </style:style>
    <style:style style:name="T10" style:family="text">
      <style:text-properties officeooo:rsid="00274544"/>
    </style:style>
    <style:style style:name="T11" style:family="text">
      <style:text-properties officeooo:rsid="00290c78"/>
    </style:style>
    <style:style style:name="T12" style:family="text">
      <style:text-properties officeooo:rsid="00290d95"/>
    </style:style>
    <style:style style:name="T13" style:family="text">
      <style:text-properties officeooo:rsid="00299ce8"/>
    </style:style>
    <style:style style:name="T14" style:family="text">
      <style:text-properties officeooo:rsid="0029bd1b"/>
    </style:style>
    <style:style style:name="T15" style:family="text">
      <style:text-properties officeooo:rsid="002afbd8"/>
    </style:style>
    <style:style style:name="T16" style:family="text">
      <style:text-properties officeooo:rsid="002cdb5c"/>
    </style:style>
    <style:style style:name="T17" style:family="text">
      <style:text-properties officeooo:rsid="002ee03c"/>
    </style:style>
    <style:style style:name="T18" style:family="text">
      <style:text-properties officeooo:rsid="002f4cd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3"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Oprogramowanie zarządzające zrobotyzowanym systemem magazynow<text:span text:style-name="T1">y</text:span>m</text:p>
      <text:p text:style-name="P1"/>
      <text:p text:style-name="P2"/>
      <text:p text:style-name="P2"/>
      <text:p text:style-name="P2"/>
      <text:p text:style-name="P2"/>
      <text:p text:style-name="Title"/>
      <text:p text:style-name="Title"/>
      <text:p text:style-name="Title"/>
      <text:p text:style-name="Title">Agent</text:p>
      <text:p text:style-name="Subtitle">podsystem sterujący robotem mobilnym</text:p>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Subtitle"/>
      <text:p text:style-name="Text_20_body"/>
      <text:p text:style-name="Subtitle">Architektura oprogramowania</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7">Spis treści</text:p>
          </text:index-title>
          <text:p text:style-name="P16"><text:a xlink:type="simple" xlink:href="#__RefHeading___Toc112_3589405371" text:style-name="Index_20_Link" text:visited-style-name="Index_20_Link">Perspektywa systemowa<text:tab/>3</text:a></text:p>
          <text:p text:style-name="P16"><text:a xlink:type="simple" xlink:href="#__RefHeading___Toc114_3589405371" text:style-name="Index_20_Link" text:visited-style-name="Index_20_Link">Struktura podsystemu<text:tab/>6</text:a></text:p>
          <text:p text:style-name="P28"><text:a xlink:type="simple" xlink:href="#__RefHeading___Toc550_948028177" text:style-name="Index_20_Link" text:visited-style-name="Index_20_Link">Operational management<text:tab/>7</text:a></text:p>
          <text:p text:style-name="P28"><text:a xlink:type="simple" xlink:href="#__RefHeading___Toc552_948028177" text:style-name="Index_20_Link" text:visited-style-name="Index_20_Link">Navigation<text:tab/>7</text:a></text:p>
          <text:p text:style-name="P28"><text:a xlink:type="simple" xlink:href="#__RefHeading___Toc554_948028177" text:style-name="Index_20_Link" text:visited-style-name="Index_20_Link">Position Tracking<text:tab/>7</text:a></text:p>
          <text:p text:style-name="P28"><text:a xlink:type="simple" xlink:href="#__RefHeading___Toc556_948028177" text:style-name="Index_20_Link" text:visited-style-name="Index_20_Link">Driving<text:tab/>7</text:a></text:p>
          <text:p text:style-name="P28"><text:a xlink:type="simple" xlink:href="#__RefHeading___Toc558_948028177" text:style-name="Index_20_Link" text:visited-style-name="Index_20_Link">Lift Control<text:tab/>7</text:a></text:p>
          <text:p text:style-name="P28"><text:a xlink:type="simple" xlink:href="#__RefHeading___Toc560_948028177" text:style-name="Index_20_Link" text:visited-style-name="Index_20_Link">Equipment Management<text:tab/>7</text:a></text:p>
          <text:p text:style-name="P28"><text:a xlink:type="simple" xlink:href="#__RefHeading___Toc562_948028177" text:style-name="Index_20_Link" text:visited-style-name="Index_20_Link">Video/QR Acquisition<text:tab/>8</text:a></text:p>
          <text:p text:style-name="P28"><text:a xlink:type="simple" xlink:href="#__RefHeading___Toc570_948028177" text:style-name="Index_20_Link" text:visited-style-name="Index_20_Link">Central Communication<text:tab/>8</text:a></text:p>
          <text:p text:style-name="P28"><text:a xlink:type="simple" xlink:href="#__RefHeading___Toc566_948028177" text:style-name="Index_20_Link" text:visited-style-name="Index_20_Link">uC Commnication<text:tab/>8</text:a></text:p>
          <text:p text:style-name="P16"><text:a xlink:type="simple" xlink:href="#__RefHeading___Toc116_3589405371" text:style-name="Index_20_Link" text:visited-style-name="Index_20_Link">Przepływ informacji<text:tab/>8</text:a></text:p>
        </text:index-body>
      </text:table-of-content>
      <text:h text:style-name="P18" text:outline-level="1"><text:bookmark-start text:name="__RefHeading___Toc604_948028177"/><text:bookmark-end text:name="__RefHeading___Toc604_948028177"/></text:h>
      <text:h text:style-name="P20" text:outline-level="1"><text:bookmark-start text:name="__RefHeading___Toc112_3589405371"/>Perspektywa systemowa<text:bookmark-end text:name="__RefHeading___Toc112_3589405371"/></text:h>
      <text:p text:style-name="Text_20_body"><text:tab/><text:span text:style-name="T2">Podsystem Agent jest częścią systemu, która charakteryzuje się autonomią w zakresie sterowania pojedynczym robotem mobilnym, który realizować ma zadania zlecane przez system centralny. </text:span><text:span text:style-name="T2"><text:sequence-ref text:reference-format="category-and-value" text:ref-name="refDrawing0">Rysunek 1</text:sequence-ref></text:span><text:span text:style-name="T2"><text:s/>przedstawia podsystem „Agent” z punktu widzenia wejść i wyjść jakie będzie można zaobserwować na jego granicach.</text:span></text:p>
      <text:p text:style-name="Text_20_body"><draw:frame draw:style-name="fr1" draw:name="Ramka1" text:anchor-type="paragraph" svg:width="14.316cm" draw:z-index="0"><draw:text-box fo:min-height="16.004cm"><text:p text:style-name="Drawing"><draw:frame draw:style-name="fr2" draw:name="Obiekt1" text:anchor-type="as-char" svg:width="14.316cm" style:rel-width="100%" svg:height="16.004cm" style:rel-height="scale" draw:z-index="1"><draw:object xlink:href="./Object 1" xlink:type="simple" xlink:show="embed" xlink:actuate="onLoad"/><draw:image xlink:href="./ObjectReplacements/Object 1" xlink:type="simple" xlink:show="embed" xlink:actuate="onLoad"/></draw:frame><text:span text:style-name="T3"><text:line-break/></text:span>Rysunek <text:sequence text:ref-name="refDrawing0" text:name="Drawing" text:formula="ooow:Drawing+1" style:num-format="1">1</text:sequence>: Perspektywa systemowa</text:p></draw:text-box></draw:frame></text:p>
      <text:p text:style-name="P3"><text:tab/><text:span text:style-name="T4">Strzałki skierowane do wnętrza podsystemu symbolizują wejścia, natomiast strzmałki wychodzące stanowią jego wyjścia. Dodatkowo, konwencja kolorystyczna wskazuje pochodzenie/cel poszczególnych sygnałów. I tak: strzałkami żółtymi oznaczono wejścia/wyjścia, które odwołują się do sygnałów lokalnych, które są generowane, bądź wykorzystywane przez elementy lokalne w kontekście pojedynczego robota.<text:line-break/>Sygnały zielone są sygnałami, które służą do utrzymania interakcji zresztą Systemu ZIM.</text:span></text:p>
      <text:p text:style-name="P3"><text:soft-page-break/><text:tab/><text:span text:style-name="T5">Jak widać na rysunku, poza funkcjami związanymi z raportowaniem stanu robota – podstawową odpowiedzialnością podsystemu Agent jest sterowanie silnikami platformy mobilnej w <text:s/>celu przemieszczania jej do zadanych pozycji, oraz obsługi mechanizmu pobierającego i zabezpieczającego ładunek.</text:span></text:p>
      <table:table table:name="Sygnały" table:style-name="Sygnały" table:template-name="Domyślny">
        <table:table-column table:style-name="Sygnały.A"/>
        <table:table-column table:style-name="Sygnały.B"/>
        <table:table-column table:style-name="Sygnały.C"/>
        <table:table-column table:style-name="Sygnały.D"/>
        <table:table-column table:style-name="Sygnały.E"/>
        <table:table-row table:style-name="Sygnały.1">
          <table:table-cell table:style-name="Sygnały.A1" office:value-type="string">
            <text:p text:style-name="P7">#</text:p>
          </table:table-cell>
          <table:table-cell table:style-name="Sygnały.B1" office:value-type="string">
            <text:p text:style-name="P7">Nazwa</text:p>
          </table:table-cell>
          <table:table-cell table:style-name="Sygnały.C1" office:value-type="string">
            <text:p text:style-name="P7">Typ</text:p>
          </table:table-cell>
          <table:table-cell table:style-name="Sygnały.D1" office:value-type="string">
            <text:p text:style-name="P9">Użyty przez</text:p>
          </table:table-cell>
          <table:table-cell table:style-name="Sygnały.E1" office:value-type="string">
            <text:p text:style-name="P6">Opis</text:p>
          </table:table-cell>
        </table:table-row>
        <table:table-row table:style-name="Sygnały.1">
          <table:table-cell table:style-name="Sygnały.A2" office:value-type="string">
            <text:p text:style-name="P7">1</text:p>
          </table:table-cell>
          <table:table-cell table:style-name="Sygnały.B2" office:value-type="string">
            <text:p text:style-name="P6">Camera Bottom</text:p>
          </table:table-cell>
          <table:table-cell table:style-name="Sygnały.C2" office:value-type="string">
            <text:p text:style-name="P9">In</text:p>
          </table:table-cell>
          <table:table-cell table:style-name="Sygnały.D2" office:value-type="string">
            <text:p text:style-name="P9">Video QR Acq</text:p>
          </table:table-cell>
          <table:table-cell table:style-name="Sygnały.E2" office:value-type="string">
            <text:p text:style-name="P8">Sygnał wizyjny z kamery zamontowanej na spodzie robota, który umożliwia określenie aktualnej pozycji robota na podstawie kodu QR umieszczone na podłodze</text:p>
          </table:table-cell>
        </table:table-row>
        <table:table-row table:style-name="Sygnały.1">
          <table:table-cell table:style-name="Sygnały.A2" office:value-type="string">
            <text:p text:style-name="P7">2</text:p>
          </table:table-cell>
          <table:table-cell table:style-name="Sygnały.B3" office:value-type="string">
            <text:p text:style-name="P6">Camera Front</text:p>
          </table:table-cell>
          <table:table-cell table:style-name="Sygnały.C3" office:value-type="string">
            <text:p text:style-name="P9">In</text:p>
          </table:table-cell>
          <table:table-cell table:style-name="Sygnały.D3" office:value-type="string">
            <text:p text:style-name="P10">Video QR Acq</text:p>
          </table:table-cell>
          <table:table-cell table:style-name="Sygnały.E3" office:value-type="string">
            <text:p text:style-name="P8">Sygnał wizyjny z kamery zamontowanej na przodzie robota. <text:span text:style-name="T6">Umożliwia wyznaczanie kierunku ruchu na podstawie punktów referencyjnych</text:span></text:p>
          </table:table-cell>
        </table:table-row>
        <table:table-row table:style-name="Sygnały.1">
          <table:table-cell table:style-name="Sygnały.A2" office:value-type="string">
            <text:p text:style-name="P7">3</text:p>
          </table:table-cell>
          <table:table-cell table:style-name="Sygnały.B4" office:value-type="string">
            <text:p text:style-name="P6">Dist</text:p>
          </table:table-cell>
          <table:table-cell table:style-name="Sygnały.C4" office:value-type="string">
            <text:p text:style-name="P9">In</text:p>
          </table:table-cell>
          <table:table-cell table:style-name="Sygnały.D4" office:value-type="string">
            <text:p text:style-name="P12">Driving</text:p>
          </table:table-cell>
          <table:table-cell table:style-name="Sygnały.E4" office:value-type="string">
            <text:p text:style-name="P11">Czujnik odległości umożliwiający ocenę odległości czoła robota o najbliżej przeszkody.</text:p>
          </table:table-cell>
        </table:table-row>
        <table:table-row table:style-name="Sygnały.1">
          <table:table-cell table:style-name="Sygnały.A2" office:value-type="string">
            <text:p text:style-name="P7">4</text:p>
          </table:table-cell>
          <table:table-cell table:style-name="Sygnały.B5" office:value-type="string">
            <text:p text:style-name="P6">LIM Bum</text:p>
          </table:table-cell>
          <table:table-cell table:style-name="Sygnały.C5" office:value-type="string">
            <text:p text:style-name="P9">In</text:p>
          </table:table-cell>
          <table:table-cell table:style-name="Sygnały.D5" office:value-type="string">
            <text:p text:style-name="P12">Driving</text:p>
          </table:table-cell>
          <table:table-cell table:style-name="Sygnały.E5" office:value-type="string">
            <text:p text:style-name="P11">Binarny czujnik wykrwający kontakt jednego z boków robota z przeszkodą.</text:p>
          </table:table-cell>
        </table:table-row>
        <table:table-row table:style-name="Sygnały.1">
          <table:table-cell table:style-name="Sygnały.A2" office:value-type="string">
            <text:p text:style-name="P7">5</text:p>
          </table:table-cell>
          <table:table-cell table:style-name="Sygnały.B6" office:value-type="string">
            <text:p text:style-name="P6">LIM Front</text:p>
          </table:table-cell>
          <table:table-cell table:style-name="Sygnały.C6" office:value-type="string">
            <text:p text:style-name="P9">In</text:p>
          </table:table-cell>
          <table:table-cell table:style-name="Sygnały.D6" office:value-type="string">
            <text:p text:style-name="P12">Driving</text:p>
          </table:table-cell>
          <table:table-cell table:style-name="Sygnały.E6" office:value-type="string">
            <text:p text:style-name="P11">Binarny czujnik wyrywający kontakt czoła robota mobilnego z przeszkodą</text:p>
          </table:table-cell>
        </table:table-row>
        <table:table-row table:style-name="Sygnały.1">
          <table:table-cell table:style-name="Sygnały.A2" office:value-type="string">
            <text:p text:style-name="P7">6</text:p>
          </table:table-cell>
          <table:table-cell table:style-name="Sygnały.B7" office:value-type="string">
            <text:p text:style-name="P6">LIM Lift</text:p>
          </table:table-cell>
          <table:table-cell table:style-name="Sygnały.C7" office:value-type="string">
            <text:p text:style-name="P9">In</text:p>
          </table:table-cell>
          <table:table-cell table:style-name="Sygnały.D7" office:value-type="string">
            <text:p text:style-name="P12">Lift Control</text:p>
          </table:table-cell>
          <table:table-cell table:style-name="Sygnały.E7" office:value-type="string">
            <text:p text:style-name="P11">Czujnik binarny wykrywający wychylenie platformy ładunku robota w pozycji załadowany.</text:p>
          </table:table-cell>
        </table:table-row>
        <table:table-row table:style-name="Sygnały.1">
          <table:table-cell table:style-name="Sygnały.A2" office:value-type="string">
            <text:p text:style-name="P7">7</text:p>
          </table:table-cell>
          <table:table-cell table:style-name="Sygnały.B8" office:value-type="string">
            <text:p text:style-name="P6">RFM69</text:p>
          </table:table-cell>
          <table:table-cell table:style-name="Sygnały.C8" office:value-type="string">
            <text:p text:style-name="P9">In/Out</text:p>
          </table:table-cell>
          <table:table-cell table:style-name="Sygnały.D8" office:value-type="string">
            <text:p text:style-name="P13">?</text:p>
          </table:table-cell>
          <table:table-cell table:style-name="Sygnały.E8" office:value-type="string">
            <text:p text:style-name="P11">Interfejs radiowy zapewniający komunikację niezależną od WiFi.</text:p>
          </table:table-cell>
        </table:table-row>
        <table:table-row table:style-name="Sygnały.1">
          <table:table-cell table:style-name="Sygnały.A2" office:value-type="string">
            <text:p text:style-name="P7">8</text:p>
          </table:table-cell>
          <table:table-cell table:style-name="Sygnały.B9" office:value-type="string">
            <text:p text:style-name="P6">Encoder Left</text:p>
          </table:table-cell>
          <table:table-cell table:style-name="Sygnały.C9" office:value-type="string">
            <text:p text:style-name="P9">In</text:p>
          </table:table-cell>
          <table:table-cell table:style-name="Sygnały.D9" office:value-type="string">
            <text:p text:style-name="P12">Speed Control</text:p>
          </table:table-cell>
          <table:table-cell table:style-name="Sygnały.E9" office:value-type="string">
            <text:p text:style-name="P11">Sygnał cyfrowy określający pośrednio dystans przejechany przez robota mobilnego. Encoder Left odnosi się do lewego koła napędowego.</text:p>
          </table:table-cell>
        </table:table-row>
        <table:table-row table:style-name="Sygnały.1">
          <table:table-cell table:style-name="Sygnały.A2" office:value-type="string">
            <text:p text:style-name="P7">9</text:p>
          </table:table-cell>
          <table:table-cell table:style-name="Sygnały.B10" office:value-type="string">
            <text:p text:style-name="P6">Encoder Right</text:p>
          </table:table-cell>
          <table:table-cell table:style-name="Sygnały.C10" office:value-type="string">
            <text:p text:style-name="P9">In</text:p>
          </table:table-cell>
          <table:table-cell table:style-name="Sygnały.D10" office:value-type="string">
            <text:p text:style-name="P12">Speed Control</text:p>
          </table:table-cell>
          <table:table-cell table:style-name="Sygnały.E10" office:value-type="string">
            <text:p text:style-name="P11">Sygnał cyfrowy określający pośrednio dystans przejechany przez robota mobilnego. Encoder Right odnosi się do prawego koła napędowego.</text:p>
          </table:table-cell>
        </table:table-row>
        <table:table-row table:style-name="Sygnały.1">
          <table:table-cell table:style-name="Sygnały.A2" office:value-type="string">
            <text:p text:style-name="P7">10</text:p>
          </table:table-cell>
          <table:table-cell table:style-name="Sygnały.B11" office:value-type="string">
            <text:p text:style-name="P6">Encoder Rotation</text:p>
          </table:table-cell>
          <table:table-cell table:style-name="Sygnały.C11" office:value-type="string">
            <text:p text:style-name="P9">In</text:p>
          </table:table-cell>
          <table:table-cell table:style-name="Sygnały.D11" office:value-type="string">
            <text:p text:style-name="P12">Speed Control</text:p>
          </table:table-cell>
          <table:table-cell table:style-name="Sygnały.E11" office:value-type="string">
            <text:p text:style-name="P11">Sygnał cyfrowy określający pośrednio względny kąt skrętu robota.</text:p>
          </table:table-cell>
        </table:table-row>
        <table:table-row table:style-name="Sygnały.1">
          <table:table-cell table:style-name="Sygnały.A2" office:value-type="string">
            <text:p text:style-name="P7">11</text:p>
          </table:table-cell>
          <table:table-cell table:style-name="Sygnały.B12" office:value-type="string">
            <text:p text:style-name="P6">Encoder Lift</text:p>
          </table:table-cell>
          <table:table-cell table:style-name="Sygnały.C12" office:value-type="string">
            <text:p text:style-name="P9">In</text:p>
          </table:table-cell>
          <table:table-cell table:style-name="Sygnały.D12" office:value-type="string">
            <text:p text:style-name="P12">Speed Control</text:p>
          </table:table-cell>
          <table:table-cell table:style-name="Sygnały.E12" office:value-type="string">
            <text:p text:style-name="P11">Sygnał cyfrowy określający względne położenie platformy ładunkowej robota.</text:p>
          </table:table-cell>
        </table:table-row>
        <table:table-row table:style-name="Sygnały.1">
          <table:table-cell table:style-name="Sygnały.A2" office:value-type="string">
            <text:p text:style-name="P7">12</text:p>
          </table:table-cell>
          <table:table-cell table:style-name="Sygnały.B13" office:value-type="string">
            <text:p text:style-name="P6">V-Monit</text:p>
          </table:table-cell>
          <table:table-cell table:style-name="Sygnały.C13" office:value-type="string">
            <text:p text:style-name="P9">In</text:p>
          </table:table-cell>
          <table:table-cell table:style-name="Sygnały.D13" office:value-type="string">
            <text:p text:style-name="P12">Equipment managent</text:p>
          </table:table-cell>
          <table:table-cell table:style-name="Sygnały.E13" office:value-type="string">
            <text:p text:style-name="P11">Napięcie zasilania robota służące do oceny stopnia załadowania akumulatorów</text:p>
          </table:table-cell>
        </table:table-row>
        <table:table-row table:style-name="Sygnały.1">
          <table:table-cell table:style-name="Sygnały.A2" office:value-type="string">
            <text:p text:style-name="P7">13</text:p>
          </table:table-cell>
          <table:table-cell table:style-name="Sygnały.B14" office:value-type="string">
            <text:p text:style-name="P6">Task assignment</text:p>
          </table:table-cell>
          <table:table-cell table:style-name="Sygnały.C14" office:value-type="string">
            <text:p text:style-name="P9">In</text:p>
          </table:table-cell>
          <table:table-cell table:style-name="Sygnały.D14" office:value-type="string">
            <text:p text:style-name="P12">Operational management</text:p>
          </table:table-cell>
          <table:table-cell table:style-name="Sygnały.E14" office:value-type="string">
            <text:p text:style-name="P11">Sygnał logiczny określający zlecenie dla robota. Zlecenie dla robota sprowadza się w zbioru operacji, które ma on zrealizować (przejazd A-B, pobranie ładunku, pozostawienie ładunku, etc).</text:p>
          </table:table-cell>
        </table:table-row>
        <table:table-row table:style-name="Sygnały.1">
          <table:table-cell table:style-name="Sygnały.A2" office:value-type="string">
            <text:p text:style-name="P7">14</text:p>
          </table:table-cell>
          <table:table-cell table:style-name="Sygnały.B15" office:value-type="string">
            <text:p text:style-name="P6">Trajectory</text:p>
          </table:table-cell>
          <table:table-cell table:style-name="Sygnały.C15" office:value-type="string">
            <text:p text:style-name="P9">In</text:p>
          </table:table-cell>
          <table:table-cell table:style-name="Sygnały.D15" office:value-type="string">
            <text:p text:style-name="P12">Navigation</text:p>
          </table:table-cell>
          <table:table-cell table:style-name="Sygnały.E15" office:value-type="string">
            <text:p text:style-name="P11">Sygnał logiczny określający trajektorię, <text:soft-page-break/>którą powinien się poruszać robot w trakcie realizacja zadania przejazd A-B. Trajektoria jest zlecona przez część centralną, nie ulega modyfikacji przez podsystem robota.</text:p>
          </table:table-cell>
        </table:table-row>
        <table:table-row table:style-name="Sygnały.1">
          <table:table-cell table:style-name="Sygnały.A2" office:value-type="string">
            <text:p text:style-name="P7">15</text:p>
          </table:table-cell>
          <table:table-cell table:style-name="Sygnały.B16" office:value-type="string">
            <text:p text:style-name="P6">Motor Left</text:p>
          </table:table-cell>
          <table:table-cell table:style-name="Sygnały.C16" office:value-type="string">
            <text:p text:style-name="P9">Out</text:p>
          </table:table-cell>
          <table:table-cell table:style-name="Sygnały.D16" office:value-type="string">
            <text:p text:style-name="P14">Silnik napędowy koła lewego</text:p>
          </table:table-cell>
          <table:table-cell table:style-name="Sygnały.E16" office:value-type="string">
            <text:p text:style-name="P15">Sygnał analogowy sterujący silnikiem lewego koła napędowego</text:p>
          </table:table-cell>
        </table:table-row>
        <table:table-row table:style-name="Sygnały.1">
          <table:table-cell table:style-name="Sygnały.A2" office:value-type="string">
            <text:p text:style-name="P7">16</text:p>
          </table:table-cell>
          <table:table-cell table:style-name="Sygnały.B17" office:value-type="string">
            <text:p text:style-name="P6">Motor Right</text:p>
          </table:table-cell>
          <table:table-cell table:style-name="Sygnały.C17" office:value-type="string">
            <text:p text:style-name="P9">Out</text:p>
          </table:table-cell>
          <table:table-cell table:style-name="Sygnały.D17" office:value-type="string">
            <text:p text:style-name="P14">Silnik napędowy koła prawego</text:p>
          </table:table-cell>
          <table:table-cell table:style-name="Sygnały.E17" office:value-type="string">
            <text:p text:style-name="P15">Sygnał analogowy sterujący silnikiem prawego koła napędowego</text:p>
          </table:table-cell>
        </table:table-row>
        <table:table-row table:style-name="Sygnały.1">
          <table:table-cell table:style-name="Sygnały.A2" office:value-type="string">
            <text:p text:style-name="P7">17</text:p>
          </table:table-cell>
          <table:table-cell table:style-name="Sygnały.B18" office:value-type="string">
            <text:p text:style-name="P6">Motor Rotation</text:p>
          </table:table-cell>
          <table:table-cell table:style-name="Sygnały.C18" office:value-type="string">
            <text:p text:style-name="P9">Out</text:p>
          </table:table-cell>
          <table:table-cell table:style-name="Sygnały.D18" office:value-type="string">
            <text:p text:style-name="P14">Silnik sterujący obrotem robota</text:p>
          </table:table-cell>
          <table:table-cell table:style-name="Sygnały.E18" office:value-type="string">
            <text:p text:style-name="P15">Sygnał analogowy sterujący silnikiem obrotu robota.</text:p>
          </table:table-cell>
        </table:table-row>
        <table:table-row table:style-name="Sygnały.1">
          <table:table-cell table:style-name="Sygnały.A2" office:value-type="string">
            <text:p text:style-name="P7">18</text:p>
          </table:table-cell>
          <table:table-cell table:style-name="Sygnały.B19" office:value-type="string">
            <text:p text:style-name="P6">Motor Lift</text:p>
          </table:table-cell>
          <table:table-cell table:style-name="Sygnały.C19" office:value-type="string">
            <text:p text:style-name="P9">Out</text:p>
          </table:table-cell>
          <table:table-cell table:style-name="Sygnały.D19" office:value-type="string">
            <text:p text:style-name="P14">Silnik realizujący podniesienie ładunku</text:p>
          </table:table-cell>
          <table:table-cell table:style-name="Sygnały.E19" office:value-type="string">
            <text:p text:style-name="P15">Sygnał analogowy sterujący silnikiem podnoszącym platformę ładunkową.</text:p>
          </table:table-cell>
        </table:table-row>
        <table:table-row table:style-name="Sygnały.1">
          <table:table-cell table:style-name="Sygnały.A2" office:value-type="string">
            <text:p text:style-name="P7">19</text:p>
          </table:table-cell>
          <table:table-cell table:style-name="Sygnały.B20" office:value-type="string">
            <text:p text:style-name="P6">Position</text:p>
          </table:table-cell>
          <table:table-cell table:style-name="Sygnały.C20" office:value-type="string">
            <text:p text:style-name="P9">Out</text:p>
          </table:table-cell>
          <table:table-cell table:style-name="Sygnały.D20" office:value-type="string">
            <text:p text:style-name="P14">System nadzorujący ruch robotów w magazynie</text:p>
          </table:table-cell>
          <table:table-cell table:style-name="Sygnały.E20" office:value-type="string">
            <text:p text:style-name="P15">Sygnał logiczny zawierający aktualną pozycję robota mobilnego w magazynie. Pozycja określona jest za pomocą kodów wyekstraktowanych z QR pod robotem, oraz dodatkowych pozycji.</text:p>
          </table:table-cell>
        </table:table-row>
        <table:table-row table:style-name="Sygnały.1">
          <table:table-cell table:style-name="Sygnały.A2" office:value-type="string">
            <text:p text:style-name="P7">20</text:p>
          </table:table-cell>
          <table:table-cell table:style-name="Sygnały.B21" office:value-type="string">
            <text:p text:style-name="P6">Task</text:p>
          </table:table-cell>
          <table:table-cell table:style-name="Sygnały.C21" office:value-type="string">
            <text:p text:style-name="P9">Out</text:p>
          </table:table-cell>
          <table:table-cell table:style-name="Sygnały.D21" office:value-type="string">
            <text:p text:style-name="P14">System nadzorujący realizację zadań w magazynie</text:p>
          </table:table-cell>
          <table:table-cell table:style-name="Sygnały.E21" office:value-type="string">
            <text:p text:style-name="P15">Sygnał logiczny zawierający aktualne zlecenie robota. Będzie to numeryczny identyfikator zlecenia, bądź kod pusty.</text:p>
          </table:table-cell>
        </table:table-row>
        <table:table-row table:style-name="Sygnały.1">
          <table:table-cell table:style-name="Sygnały.A2" office:value-type="string">
            <text:p text:style-name="P7">21</text:p>
          </table:table-cell>
          <table:table-cell table:style-name="Sygnały.B22" office:value-type="string">
            <text:p text:style-name="P6">Maintenance report</text:p>
          </table:table-cell>
          <table:table-cell table:style-name="Sygnały.C22" office:value-type="string">
            <text:p text:style-name="P9">Out</text:p>
          </table:table-cell>
          <table:table-cell table:style-name="Sygnały.D22" office:value-type="string">
            <text:p text:style-name="P14">System nadzorujący eksloatację robotów</text:p>
          </table:table-cell>
          <table:table-cell table:style-name="Sygnały.E22" office:value-type="string">
            <text:p text:style-name="P15">Sygnał logiczny służący ocenie obecnego stanu robota w kontekście potrzeby dokonania prac konserwacyjnych (również ładowanie)</text:p>
          </table:table-cell>
        </table:table-row>
        <table:table-row table:style-name="Sygnały.1">
          <table:table-cell table:style-name="Sygnały.A2" office:value-type="string">
            <text:p text:style-name="P7">22</text:p>
          </table:table-cell>
          <table:table-cell table:style-name="Sygnały.B23" office:value-type="string">
            <text:p text:style-name="P6">System Info</text:p>
          </table:table-cell>
          <table:table-cell table:style-name="Sygnały.C23" office:value-type="string">
            <text:p text:style-name="P9">Out</text:p>
          </table:table-cell>
          <table:table-cell table:style-name="Sygnały.D23" office:value-type="string">
            <text:p text:style-name="P14">System nadzorujący pracę systemu magazynowego</text:p>
          </table:table-cell>
          <table:table-cell table:style-name="Sygnały.E23" office:value-type="string">
            <text:p text:style-name="P15">Sygnał logiczny zawierający wersję oprogramowania robota, oraz inne statyczne aspekty oprogramowania robota, bądź sprzętu.</text:p>
          </table:table-cell>
        </table:table-row>
        <table:table-row table:style-name="Sygnały.1">
          <table:table-cell table:style-name="Sygnały.A2" office:value-type="string">
            <text:p text:style-name="P7">23</text:p>
          </table:table-cell>
          <table:table-cell table:style-name="Sygnały.B24" office:value-type="string">
            <text:p text:style-name="P6">System Status</text:p>
          </table:table-cell>
          <table:table-cell table:style-name="Sygnały.C24" office:value-type="string">
            <text:p text:style-name="P9">Out</text:p>
          </table:table-cell>
          <table:table-cell table:style-name="Sygnały.D24" office:value-type="string">
            <text:p text:style-name="P14">System nadzorujący pracę systemu magazynowego</text:p>
          </table:table-cell>
          <table:table-cell table:style-name="Sygnały.E24" office:value-type="string">
            <text:p text:style-name="P15">Sygnał logiczny opisujący stan wszystkich podzespołów technicznych robota (software/hardware)</text:p>
          </table:table-cell>
        </table:table-row>
        <table:table-row table:style-name="Sygnały.1">
          <table:table-cell table:style-name="Sygnały.A2" office:value-type="string">
            <text:p text:style-name="P7">24</text:p>
          </table:table-cell>
          <table:table-cell table:style-name="Sygnały.B25" office:value-type="string">
            <text:p text:style-name="P6">Emergency stop</text:p>
          </table:table-cell>
          <table:table-cell table:style-name="Sygnały.C25" office:value-type="string">
            <text:p text:style-name="P9">Out</text:p>
          </table:table-cell>
          <table:table-cell table:style-name="Sygnały.D25" office:value-type="string">
            <text:p text:style-name="P14">System nadzorujący pracę systemu magazynowego</text:p>
          </table:table-cell>
          <table:table-cell table:style-name="Sygnały.E25" office:value-type="string">
            <text:p text:style-name="P15">Synał logiczny generowany w momencie gdy robot mobilny zostanie zatrzymane w sposób awaryjny (detekcja przeszkody, detekcja uszkodzenia).</text:p>
          </table:table-cell>
        </table:table-row>
      </table:table>
      <text:p text:style-name="P3"/>
      <text:p text:style-name="P5"/>
      <text:h text:style-name="P19" text:outline-level="1"/>
      <text:h text:style-name="P21" text:outline-level="1"><text:bookmark-start text:name="__RefHeading___Toc114_3589405371"/>Struktura podsystemu<text:bookmark-end text:name="__RefHeading___Toc114_3589405371"/></text:h>
      <text:p text:style-name="P22"><text:tab/><text:span text:style-name="T7">Struktura systemu została schematycznie przedstawiona na </text:span><text:span text:style-name="T7"><text:sequence-ref text:reference-format="category-and-value" text:ref-name="refDrawing1">Rysunek 2</text:sequence-ref></text:span><text:span text:style-name="T7">. Robot mobilny zawiera trzy systemy mikrokomputerowe. </text:span></text:p>
      <text:p text:style-name="P22"><text:span text:style-name="T7"><text:tab/>PC/ITX jest główną jednostką sterującą pracującą pod kontrolą systemu operacyjnego, min implementującą protokoły komunikacji sieciowej. Większość logiki sterującęj robotem, szczególniej takiej która nie wymaga zoptymalizowania długości pętli sprzężenia zwrotnego.</text:span></text:p>
      <text:p text:style-name="P22"><text:tab/><text:span text:style-name="T7">uC/CTR zawiera algorytmy regulacji prędkości obrotowej wszystkich czterech silników napędzających robota (koło lewe, prawe, obót oraz uniesienie platformy ładunkowej), pracujące w pętli ujemnego sprzężenia zwrotnego. Wartości zadane prędkości, dla wszystkich czterech silników będą dostarczane przez algorytmu sterujące znajdujące się na PC/ITX. Oprócz algorytmów sterowania silnikami, mikrokomputer monitoruje pomiary z czujników: krańcowego wykrywającego podniesienie platormy, oraz kontaktowego wykrywającego kolizję z przeszkodami.</text:span></text:p>
      <text:p text:style-name="P23"><draw:frame draw:style-name="fr1" draw:name="Ramka2" text:anchor-type="paragraph" svg:width="17.103cm" draw:z-index="2"><draw:text-box fo:min-height="15.893cm"><text:p text:style-name="P4"><draw:frame draw:style-name="fr3" draw:name="Obiekt2" text:anchor-type="paragraph" svg:width="17.103cm" svg:height="15.893cm" draw:z-index="3"><draw:object xlink:href="./Object 2" xlink:type="simple" xlink:show="embed" xlink:actuate="onLoad"/><draw:image xlink:href="./ObjectReplacements/Object 2" xlink:type="simple" xlink:show="embed" xlink:actuate="onLoad"/></draw:frame>Rysunek <text:sequence text:ref-name="refDrawing1" text:name="Drawing" text:formula="ooow:Drawing+1" style:num-format="1">2</text:sequence>: Struktury podsystemu sterowania robotem mobilnym</text:p></draw:text-box></draw:frame><text:soft-page-break/><text:tab/><text:span text:style-name="T8">uC/WDOG jest mikrokontrolerem o funkcji wspierającej <text:s/>dla uC/CTR. Jest on odpowiedzialny za monitorowanie napięcia akumulatora, oraz akwizycję danych z czujników odległości znajdujących się na przodzie robota mobilnego. Poza tym, wyposażony jest w moduł komunikacji bezprzewodowej, służący do awaryjnego zatrzymania platformy w momencie uszkodzenia sieci bezprzewodowej .</text:span></text:p>
      <text:h text:style-name="P29" text:outline-level="2"><text:bookmark-start text:name="__RefHeading___Toc550_948028177"/>Operational management<text:bookmark-end text:name="__RefHeading___Toc550_948028177"/></text:h>
      <text:p text:style-name="P27"><text:tab/><text:span text:style-name="T9">Moduł funkcjonalny odpowiedzialny za komunikację z „Planistą” (patrz Architektura Systemowa), w kontekście pobierania zadań, oraz raportowania statusu ich wykonania. OperationalManagement koordynuje wykonanie zdań wszystkich podsystemów sterowania platformą mobilną ( w szczególności Driving, Lift Control).</text:span></text:p>
      <text:h text:style-name="Heading_20_2" text:outline-level="2"><text:bookmark-start text:name="__RefHeading___Toc552_948028177"/>Navigation<text:bookmark-end text:name="__RefHeading___Toc552_948028177"/></text:h>
      <text:p text:style-name="P23"><text:tab/><text:span text:style-name="T10">Moduł funkcjonalny za pobranie trajektorii z usługi „Topologia” (patrz Archiktura systemowa), oraz jej dekompozycję na segmenty, które użyte będą w module „</text:span><text:span text:style-name="T10"><text:bookmark-ref text:reference-format="text" text:ref-name="__RefHeading___Toc556_948028177">Driving</text:bookmark-ref></text:span><text:span text:style-name="T10">”. „Navigation” przesyła kolejne zlecenia na temat dalszych odcinków trajektorii w miarę realizacji trajektorii.</text:span></text:p>
      <text:h text:style-name="Heading_20_2" text:outline-level="2"><text:bookmark-start text:name="__RefHeading___Toc554_948028177"/>Position Tracking<text:bookmark-end text:name="__RefHeading___Toc554_948028177"/></text:h>
      <text:p text:style-name="P24"><text:tab/><text:span text:style-name="T11">Moduł funkcjonalny śledzący pozycję oraz orientację platformy mobilnej. Wykorzystując informację z systemu wizyjnego (kody QR, geometria znaków poziomych), dane historyczne oraz odczyty enkoderów, moduł wyznacza dokładną pozycję platformy mobilnej w odniesieniu do poprzednio osiągniętego punktu referencyjnego (kodu pozycji odczytanego za pomocą czytnika QR).</text:span></text:p>
      <text:h text:style-name="Heading_20_2" text:outline-level="2"><text:bookmark-start text:name="__RefHeading___Toc556_948028177"/>Driving<text:bookmark-end text:name="__RefHeading___Toc556_948028177"/></text:h>
      <text:p text:style-name="P3"><text:tab/><text:span text:style-name="T12">Moduł odpowiedzialny za sterowanie silnikami kół oraz obrotu w celu realizacji zadań definiowanych przez „</text:span><text:span text:style-name="T12"><text:bookmark-ref text:reference-format="text" text:ref-name="__RefHeading___Toc552_948028177">Navigation</text:bookmark-ref></text:span><text:span text:style-name="T12">” (przejazd z punktu A do punktu B). Wykorzystując system wizyjny będzie korygować tor jazdy w taki sposób, aby osiągać w momencie najechania na kod QR znajdował się on dokładnie pod kamerą odczytującą.</text:span></text:p>
      <text:p text:style-name="P3"><text:tab/><text:span text:style-name="T13">Odpowiedzialnością modułu „Driving” jest również optymalizacja przyśpieszeń oraz prędkości maksymalnych platformy mobilnej przy uwzględnieniu jej obciążenia.</text:span></text:p>
      <text:h text:style-name="Heading_20_2" text:outline-level="2"><text:bookmark-start text:name="__RefHeading___Toc558_948028177"/>Lift Control<text:bookmark-end text:name="__RefHeading___Toc558_948028177"/></text:h>
      <text:p text:style-name="P24"><text:tab/><text:span text:style-name="T13">Moduł odpowiedzialny za podnoszenie i opusczanie platformy ładunkowej robota mobilnego. W przyszłości oprzyrządowanie robota będzie mogło zostać rozszerzone o dodaktowe układu pomiarowe wykrywające brak obciążenia podczas podnoszenia platformy.</text:span></text:p>
      <text:h text:style-name="Heading_20_2" text:outline-level="2"><text:bookmark-start text:name="__RefHeading___Toc560_948028177"/>Equipment Management<text:bookmark-end text:name="__RefHeading___Toc560_948028177"/></text:h>
      <text:p text:style-name="P3"><text:tab/><text:span text:style-name="T14">Moduł oprogramowania zajmujący się akwizycją oraz raportowaniem parametrów eksploatacyjnych robota. Mówimy tutaj zarówno o aspektach quasi-statycznych, takich jak np. </text:span><text:soft-page-break/><text:span text:style-name="T14">numer seryjny robota, adres IP do niego przypisany, wersja oprogramowania, oraz dynamicznych, takich jak dystans przejechany przez robota, poziom napięcia na akumulatorze, czy inne parametry mogące usprawnić kryteria wczesnego wykrywania awarii, lub nawet eliminowania ich powstawania.</text:span></text:p>
      <text:h text:style-name="Heading_20_2" text:outline-level="2"><text:bookmark-start text:name="__RefHeading___Toc562_948028177"/>Video/QR Acquisition<text:bookmark-end text:name="__RefHeading___Toc562_948028177"/></text:h>
      <text:p text:style-name="Text_20_body"><text:tab/><text:span text:style-name="T15">Moduł oprogramowania odpowiedzialny za akwizycję sygnału wizyjnego, oraz jego przetworzenie na formę, która będzie mogła być efektywnie wykorzystana przez algorytmy sterowania robotem („</text:span><text:span text:style-name="T15"><text:bookmark-ref text:reference-format="text" text:ref-name="__RefHeading___Toc554_948028177">Position Tracking</text:bookmark-ref></text:span><text:span text:style-name="T15">” i „</text:span><text:span text:style-name="T15"><text:bookmark-ref text:reference-format="text" text:ref-name="__RefHeading___Toc556_948028177">Driving</text:bookmark-ref></text:span><text:span text:style-name="T15">”).</text:span></text:p>
      <text:p text:style-name="Text_20_body"><text:tab/><text:span text:style-name="T15">Szczegóły przetwarzania obrazu z obu kamer zostaną opisane w sczczegółach w następnych rozdziałach.</text:span></text:p>
      <text:h text:style-name="P30" text:outline-level="2"><text:bookmark-start text:name="__RefHeading___Toc570_948028177"/>Central Communication<text:bookmark-end text:name="__RefHeading___Toc570_948028177"/></text:h>
      <text:p text:style-name="P25"><text:tab/><text:span text:style-name="T16">Moduł oprogramowania realizujący komunikację z systemem centralnym „ZiM”. Będą udostępniać stos komunikacyjny, który umożliwia elastyczne przesyłanie komunikatów z zachowaniem odpowiedbnich parametrów stabilności połączenia.</text:span></text:p>
      <text:h text:style-name="P30" text:outline-level="2"><text:bookmark-start text:name="__RefHeading___Toc566_948028177"/>uC Commnication<text:bookmark-end text:name="__RefHeading___Toc566_948028177"/></text:h>
      <text:p text:style-name="P25"><text:tab/><text:span text:style-name="T17">Stos komunikacyjny realizujący komunikację pomiędzy PC/ITX a uC/CTR. Komunikacja pomiędzy dwoma komputerami będzie oparta na komunikacji szeregowej i przyjme postać dwóch strumienia danych (PC/ITX→uC/CTR oraz uC/CTR→ PC/ITX).</text:span></text:p>
      <text:p text:style-name="P25"><text:tab/><text:span text:style-name="T17">Stos komunikacyjny powinien umożliwiać wykrycie przerwy w komunikacji oraz poinformowanie wszystkich klientów, którzy od powyższego zależą.</text:span></text:p>
      <text:h text:style-name="Heading_20_2" text:outline-level="2">Speed Control</text:h>
      <text:p text:style-name="Text_20_body"><text:tab/><text:span text:style-name="T18">Blok funkcjonalny wdrożony na uC/CTR będący w istocie regulatorem PID, sterującym prędkością silników w oparciu o informacje z enkoderów.</text:span></text:p>
      <text:p text:style-name="Text_20_body"><text:tab/><text:span text:style-name="T18">Wartości zadane dla regulatorów będą dostarczane z modułów sterujących pracujących w komputerze PC/ITX.</text:span></text:p>
      <text:p text:style-name="Text_20_body"/>
      <text:h text:style-name="Heading_20_1" text:outline-level="1"><text:bookmark-start text:name="__RefHeading___Toc116_3589405371"/>Przepływ informacji<text:bookmark-end text:name="__RefHeading___Toc116_3589405371"/></text:h>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omyślny.1" style:family="table-cell">
      <style:table-cell-properties fo:border-left="0.51pt solid #000000" fo:border-top="0.51pt solid #000000" fo:border-bottom="0.51pt solid #000000"/>
    </style:style>
    <style:style style:name="Domyślny.2" style:family="table-cell">
      <style:table-cell-properties fo:border-left="0.51pt solid #000000" fo:border-bottom="0.51pt solid #000000"/>
    </style:style>
    <style:style style:name="Domyślny.3" style:family="table-cell">
      <style:table-cell-properties fo:border-left="0.51pt solid #000000" fo:border-bottom="0.51pt solid #000000"/>
    </style:style>
    <style:style style:name="Domyślny.4" style:family="table-cell">
      <style:table-cell-properties fo:border-left="0.51pt solid #000000" fo:border-right="0.51pt solid #000000" fo:border-bottom="0.51pt solid #000000"/>
    </style:style>
    <style:style style:name="Domyślny.5" style:family="table-cell">
      <style:table-cell-properties fo:border-left="0.51pt solid #000000" fo:border-bottom="0.51pt solid #000000"/>
    </style:style>
    <style:style style:name="Domyślny.6" style:family="table-cell">
      <style:table-cell-properties fo:border-left="0.51pt solid #000000" fo:border-bottom="0.51pt solid #000000"/>
    </style:style>
    <style:style style:name="Domyślny.7" style:family="table-cell">
      <style:table-cell-properties fo:border-left="0.51pt solid #000000" fo:border-bottom="0.51pt solid #000000"/>
    </style:style>
    <style:style style:name="Domyślny.8" style:family="table-cell">
      <style:table-cell-properties fo:border-left="0.51pt solid #000000" fo:border-bottom="0.51pt solid #000000"/>
    </style:style>
    <style:style style:name="Domyślny.9" style:family="table-cell">
      <style:table-cell-properties fo:border-left="0.51pt solid #000000" fo:border-bottom="0.51pt solid #000000"/>
    </style:style>
    <style:style style:name="Domyślny.10" style:family="table-cell">
      <style:table-cell-properties fo:border-left="0.51pt solid #000000" fo:border-right="0.51pt solid #000000" fo:border-bottom="0.51pt solid #000000"/>
    </style:style>
    <style:style style:name="Domyślny.11" style:family="table-cell">
      <style:table-cell-properties fo:border-left="0.51pt solid #000000" fo:border-top="0.51pt solid #000000" fo:border-bottom="0.51pt solid #000000"/>
    </style:style>
    <style:style style:name="Domyślny.12" style:family="table-cell">
      <style:table-cell-properties fo:border-left="0.51pt solid #000000" fo:border-right="0.51pt solid #000000" fo:border-top="0.51pt solid #000000" fo:border-bottom="0.51pt solid #000000"/>
    </style:style>
    <style:style style:name="Domyślny.13" style:family="table-cell">
      <style:table-cell-properties fo:border-left="0.51pt solid #000000" fo:border-bottom="0.51pt solid #000000"/>
    </style:style>
    <style:style style:name="Domyślny.14" style:family="table-cell">
      <style:table-cell-properties fo:border-left="0.51pt solid #000000" fo:border-right="0.51pt solid #000000" fo:border-bottom="0.51pt solid #000000"/>
    </style:style>
    <style:style style:name="Domyślny.15" style:family="table-cell">
      <style:table-cell-properties fo:border-left="0.51pt solid #000000" fo:border-top="0.51pt solid #000000" fo:border-bottom="0.51pt solid #000000"/>
    </style:style>
    <style:style style:name="Domyślny.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omyślny.1"/>
      <table:last-row table:style-name="Domyślny.2"/>
      <table:first-column table:style-name="Domyślny.3"/>
      <table:last-column table:style-name="Domyślny.4"/>
      <table:body table:style-name="Domyślny.9"/>
      <table:even-rows table:style-name="Domyślny.5"/>
      <table:odd-rows table:style-name="Domyślny.6"/>
      <table:even-columns table:style-name="Domyślny.7"/>
      <table:odd-columns table:style-name="Domyślny.8"/>
      <table:background table:style-name="Domyślny.10"/>
      <loext:first-row-even-column table:style-name="Domyślny.15"/>
      <loext:last-row-even-column table:style-name="Domyślny.16"/>
      <loext:first-row-end-column table:style-name="Domyślny.12"/>
      <loext:first-row-start-column table:style-name="Domyślny.11"/>
      <loext:last-row-end-column table:style-name="Domyślny.14"/>
      <loext:last-row-start-column table:style-name="Domyślny.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2:20:59.195000000</meta:creation-date>
    <dc:date>2018-02-11T17:42:52.119000000</dc:date>
    <meta:editing-duration>PT1H33M42S</meta:editing-duration>
    <meta:editing-cycles>21</meta:editing-cycles>
    <meta:generator>LibreOffice/6.0.1.1$Windows_X86_64 LibreOffice_project/60bfb1526849283ce2491346ed2aa51c465abfe6</meta:generator>
    <meta:document-statistic meta:table-count="1" meta:image-count="0" meta:object-count="2" meta:page-count="8" meta:paragraph-count="178" meta:word-count="1239" meta:character-count="9786" meta:non-whitespace-character-count="87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8ccfb7" draw:textarea-horizontal-align="justify" draw:textarea-vertical-align="middle" draw:auto-grow-height="false" fo:min-height="15.75cm" fo:min-width="9.3cm"/>
    </style:style>
    <style:style style:name="gr2" style:family="graphic" style:parent-style-name="standard">
      <style:graphic-properties draw:fill-color="#fff200" draw:textarea-horizontal-align="justify" draw:textarea-vertical-align="middle" draw:auto-grow-height="false" fo:min-height="0.2cm" fo:min-width="3.438cm"/>
    </style:style>
    <style:style style:name="gr3" style:family="graphic" style:parent-style-name="standard">
      <style:graphic-properties draw:fill-color="#fff200" draw:textarea-horizontal-align="justify" draw:textarea-vertical-align="middle" draw:auto-grow-height="false" fo:min-height="0.25cm" fo:min-width="3.438cm"/>
    </style:style>
    <style:style style:name="gr4" style:family="graphic" style:parent-style-name="standard">
      <style:graphic-properties draw:fill="solid" draw:fill-color="#72bf44" draw:textarea-horizontal-align="justify" draw:textarea-vertical-align="middle" draw:auto-grow-height="false" fo:min-height="0.25cm" fo:min-width="3.438cm"/>
    </style:style>
    <style:style style:name="gr5" style:family="graphic" style:parent-style-name="standard">
      <style:graphic-properties draw:fill="solid" draw:fill-color="#72bf44" draw:textarea-horizontal-align="justify" draw:textarea-vertical-align="middle" draw:auto-grow-height="false" fo:min-height="0.2cm" fo:min-width="3.438cm"/>
    </style:style>
    <style:style style:name="gr6" style:family="graphic" style:parent-style-name="standard">
      <style:graphic-properties draw:fill-color="#72bf44" draw:textarea-horizontal-align="justify" draw:textarea-vertical-align="middle" draw:auto-grow-height="false" fo:min-height="0.25cm" fo:min-width="3.438cm"/>
    </style:style>
    <style:style style:name="P1" style:family="paragraph">
      <style:paragraph-properties fo:text-align="center"/>
    </style:style>
    <style:style style:name="P2" style:family="paragraph">
      <loext:graphic-properties draw:fill-color="#8ccfb7"/>
      <style:paragraph-properties fo:text-align="center"/>
    </style:style>
    <style:style style:name="P3" style:family="paragraph">
      <loext:graphic-properties draw:fill-color="#fff200"/>
      <style:paragraph-properties fo:text-align="center"/>
      <style:text-properties fo:font-size="10pt" style:font-size-asian="12pt" style:font-size-complex="12pt"/>
    </style:style>
    <style:style style:name="P4" style:family="paragraph">
      <loext:graphic-properties draw:fill="solid" draw:fill-color="#72bf44"/>
      <style:paragraph-properties fo:text-align="center"/>
      <style:text-properties fo:font-size="10pt" style:font-size-asian="12pt" style:font-size-complex="12pt"/>
    </style:style>
    <style:style style:name="P5" style:family="paragraph">
      <loext:graphic-properties draw:fill-color="#72bf44"/>
      <style:paragraph-properties fo:text-align="center"/>
      <style:text-properties fo:font-size="10pt" style:font-size-asian="12pt" style:font-size-complex="12pt"/>
    </style:style>
    <style:style style:name="T1" style:family="text">
      <style:text-properties fo:font-size="10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omyślnie">
        <draw:custom-shape draw:style-name="gr1" draw:text-style-name="P2" draw:layer="layout" svg:width="9.8cm" svg:height="16cm" svg:x="2.301cm" svg:y="0.001cm">
          <text:p text:style-name="P1">Robot</text:p>
          <draw:enhanced-geometry svg:viewBox="0 0 21600 21600" draw:type="rectangle" draw:enhanced-path="M 0 0 L 21600 0 21600 21600 0 21600 0 0 Z N"/>
        </draw:custom-shape>
        <draw:custom-shape draw:style-name="gr2" draw:text-style-name="P3" draw:layer="layout" svg:width="4.5cm" svg:height="0.9cm" svg:x="0.001cm" svg:y="0.401cm">
          <text:p text:style-name="P1"><text:span text:style-name="T1">Camera Bottom</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4.5cm" svg:height="0.9cm" svg:x="0.001cm" svg:y="1.401cm">
          <text:p text:style-name="P1"><text:span text:style-name="T1">Camera Fron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4.5cm" svg:height="0.9cm" svg:x="0.001cm" svg:y="2.401cm">
          <text:p text:style-name="P1"><text:span text:style-name="T1">Dis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4.5cm" svg:height="0.9cm" svg:x="0.001cm" svg:y="3.401cm">
          <text:p text:style-name="P1"><text:span text:style-name="T1">LIM BUM</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0.001cm" svg:y="6.601cm">
          <text:p text:style-name="P1"><text:span text:style-name="T1">RFM69</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4.5cm" svg:height="1cm" svg:x="0.001cm" svg:y="13.401cm">
          <text:p text:style-name="P1"><text:span text:style-name="T1">Task Assignmen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4.5cm" svg:height="0.9cm" svg:x="0.001cm" svg:y="14.501cm">
          <text:p text:style-name="P1"><text:span text:style-name="T1">Trajectory</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4.5cm" svg:height="0.9cm" svg:x="0.002cm" svg:y="4.502cm">
          <text:p text:style-name="P1"><text:span text:style-name="T1">LIM Fron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4.5cm" svg:height="0.9cm" svg:x="0.003cm" svg:y="5.603cm">
          <text:p text:style-name="P1"><text:span text:style-name="T1">LIM U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0.002cm" svg:y="11.102cm">
          <text:p text:style-name="P1"><text:span text:style-name="T1">Encoder Lif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0.002cm" svg:y="10.002cm">
          <text:p text:style-name="P1"><text:span text:style-name="T1">Encoder Ro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0.002cm" svg:y="8.802cm">
          <text:p text:style-name="P1"><text:span text:style-name="T1">Encoder Righ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0.002cm" svg:y="7.702cm">
          <text:p text:style-name="P1"><text:span text:style-name="T1">Encoder Lef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0.003cm" svg:y="12.203cm">
          <text:p text:style-name="P1"><text:span text:style-name="T1">V-Mon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9.803cm" svg:y="2.503cm">
          <text:p text:style-name="P1"><text:span text:style-name="T1">Motor Lef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9.804cm" svg:y="3.604cm">
          <text:p text:style-name="P1"><text:span text:style-name="T1">Motor Righ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9.805cm" svg:y="4.805cm">
          <text:p text:style-name="P1"><text:span text:style-name="T1">Motor Ro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4.5cm" svg:height="1cm" svg:x="9.806cm" svg:y="6.006cm">
          <text:p text:style-name="P1"><text:span text:style-name="T1">Motor Lif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4.5cm" svg:height="1cm" svg:x="9.807cm" svg:y="7.207cm">
          <text:p text:style-name="P1"><text:span text:style-name="T1">Posi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4.5cm" svg:height="1cm" svg:x="9.808cm" svg:y="8.408cm">
          <text:p text:style-name="P1"><text:span text:style-name="T1">Tas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4.5cm" svg:height="1cm" svg:x="9.809cm" svg:y="9.609cm">
          <text:p text:style-name="P1"><text:span text:style-name="T1">Maintenance Repor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4.5cm" svg:height="1cm" svg:x="9.81cm" svg:y="10.81cm">
          <text:p text:style-name="P1"><text:span text:style-name="T1">System Inf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4.5cm" svg:height="1cm" svg:x="9.811cm" svg:y="12.011cm">
          <text:p text:style-name="P1"><text:span text:style-name="T1">System Statu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4.5cm" svg:height="1cm" svg:x="9.812cm" svg:y="13.212cm">
          <text:p text:style-name="P1"><text:span text:style-name="T1">Emergency Sto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aaad"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8ccfb7" draw:textarea-horizontal-align="justify" draw:textarea-vertical-align="top" draw:auto-grow-height="false" fo:min-height="13.55cm" fo:min-width="16.49cm"/>
    </style:style>
    <style:style style:name="gr2" style:family="graphic" style:parent-style-name="standard">
      <style:graphic-properties draw:fill-color="#faa61a" draw:textarea-horizontal-align="justify" draw:textarea-vertical-align="top" draw:auto-grow-height="false" fo:min-height="8.64cm" fo:min-width="15.51cm"/>
    </style:style>
    <style:style style:name="gr3" style:family="graphic" style:parent-style-name="standard">
      <style:graphic-properties draw:fill-color="#faa61a" draw:textarea-horizontal-align="justify" draw:textarea-vertical-align="top" draw:auto-grow-height="false" fo:min-height="2.85cm" fo:min-width="6.99cm"/>
    </style:style>
    <style:style style:name="gr4" style:family="graphic" style:parent-style-name="standard">
      <style:graphic-properties svg:stroke-color="#000000" draw:fill-color="#ffdaa2" draw:textarea-horizontal-align="justify" draw:textarea-vertical-align="middle" draw:auto-grow-height="false" fo:min-height="1.15cm" fo:min-width="13.5cm"/>
    </style:style>
    <style:style style:name="gr5" style:family="graphic" style:parent-style-name="standard">
      <style:graphic-properties draw:fill-color="#adc5e7" draw:textarea-horizontal-align="justify" draw:textarea-vertical-align="middle" draw:auto-grow-height="false" fo:min-height="1.75cm" fo:min-width="2.9cm"/>
    </style:style>
    <style:style style:name="gr6" style:family="graphic" style:parent-style-name="standard">
      <style:graphic-properties draw:fill-color="#ffdaa2" draw:textarea-horizontal-align="justify" draw:textarea-vertical-align="middle" draw:auto-grow-height="false" fo:min-height="1.05cm" fo:min-width="11.5cm"/>
    </style:style>
    <style:style style:name="gr7" style:family="graphic" style:parent-style-name="standard">
      <style:graphic-properties draw:fill-color="#adc5e7" draw:textarea-horizontal-align="justify" draw:textarea-vertical-align="middle" draw:auto-grow-height="false" fo:min-height="1.76cm" fo:min-width="1cm"/>
    </style:style>
    <style:style style:name="gr8" style:family="graphic" style:parent-style-name="standard">
      <style:graphic-properties draw:fill-color="#adc5e7" draw:textarea-horizontal-align="justify" draw:textarea-vertical-align="middle" draw:auto-grow-height="false" fo:min-height="1.75cm" fo:min-width="1cm"/>
    </style:style>
    <style:style style:name="gr9" style:family="graphic" style:parent-style-name="standard">
      <style:graphic-properties draw:fill-color="#faa61a" draw:textarea-horizontal-align="justify" draw:textarea-vertical-align="middle" draw:auto-grow-height="false" fo:min-height="0.74cm" fo:min-width="3.5cm"/>
    </style:style>
    <style:style style:name="gr10" style:family="graphic" style:parent-style-name="standard">
      <style:graphic-properties draw:fill-color="#adc5e7" draw:textarea-horizontal-align="justify" draw:textarea-vertical-align="middle" draw:auto-grow-height="false" fo:min-height="0.74cm" fo:min-width="3.5cm"/>
    </style:style>
    <style:style style:name="gr11" style:family="graphic" style:parent-style-name="standard">
      <style:graphic-properties draw:fill-color="#ffdaa2" draw:textarea-horizontal-align="justify" draw:textarea-vertical-align="middle" draw:auto-grow-height="false" fo:min-height="0.74cm" fo:min-width="3.5cm"/>
    </style:style>
    <style:style style:name="gr12" style:family="graphic" style:parent-style-name="standard">
      <style:graphic-properties draw:fill-color="#8ccfb7" draw:textarea-horizontal-align="justify" draw:textarea-vertical-align="middle" draw:auto-grow-height="false" fo:min-height="0.74cm" fo:min-width="3.5cm"/>
    </style:style>
    <style:style style:name="gr13" style:family="graphic" style:parent-style-name="standard">
      <style:graphic-properties draw:stroke="none" svg:stroke-color="#000000" draw:fill="none" draw:fill-color="#ffffff" fo:min-height="0.475cm"/>
    </style:style>
    <style:style style:name="P1" style:family="paragraph">
      <style:paragraph-properties fo:text-align="start"/>
    </style:style>
    <style:style style:name="P2" style:family="paragraph">
      <loext:graphic-properties draw:fill-color="#8ccfb7"/>
      <style:paragraph-properties fo:text-align="start"/>
    </style:style>
    <style:style style:name="P3" style:family="paragraph">
      <loext:graphic-properties draw:fill-color="#faa61a"/>
      <style:paragraph-properties fo:text-align="start"/>
    </style:style>
    <style:style style:name="P4" style:family="paragraph">
      <style:paragraph-properties fo:text-align="center"/>
    </style:style>
    <style:style style:name="P5" style:family="paragraph">
      <loext:graphic-properties draw:fill-color="#ffdaa2"/>
      <style:paragraph-properties fo:text-align="center"/>
    </style:style>
    <style:style style:name="P6" style:family="paragraph">
      <loext:graphic-properties draw:fill-color="#adc5e7"/>
      <style:paragraph-properties fo:text-align="center"/>
    </style:style>
    <style:style style:name="P7" style:family="paragraph">
      <loext:graphic-properties draw:fill-color="#faa61a"/>
      <style:paragraph-properties fo:text-align="center"/>
      <style:text-properties fo:font-size="9pt" style:font-size-asian="9pt" style:font-size-complex="9pt"/>
    </style:style>
    <style:style style:name="P8" style:family="paragraph">
      <loext:graphic-properties draw:fill-color="#adc5e7"/>
      <style:paragraph-properties fo:text-align="center"/>
      <style:text-properties fo:font-size="9pt" style:font-size-asian="9pt" style:font-size-complex="9pt"/>
    </style:style>
    <style:style style:name="P9" style:family="paragraph">
      <loext:graphic-properties draw:fill-color="#ffdaa2"/>
      <style:paragraph-properties fo:text-align="center"/>
      <style:text-properties fo:font-size="9pt" style:font-size-asian="9pt" style:font-size-complex="9pt"/>
    </style:style>
    <style:style style:name="P10" style:family="paragraph">
      <loext:graphic-properties draw:fill-color="#8ccfb7"/>
      <style:paragraph-properties fo:text-align="center"/>
      <style:text-properties fo:font-size="9pt" style:font-size-asian="9pt" style:font-size-complex="9pt"/>
    </style:style>
    <style:style style:name="P11" style:family="paragraph">
      <loext:graphic-properties draw:fill="none" draw:fill-color="#ffffff"/>
    </style:style>
    <style:style style:name="T1" style:family="text">
      <style:text-properties fo:language="en" fo:country="US"/>
    </style:style>
    <style:style style:name="T2"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omyślnie">
        <draw:custom-shape draw:style-name="gr1" draw:text-style-name="P2" draw:layer="layout" svg:width="16.99cm" svg:height="13.8cm" svg:x="0.1cm" svg:y="0.001cm">
          <text:p text:style-name="P1">Robot</text:p>
          <draw:enhanced-geometry svg:viewBox="0 0 21600 21600" draw:type="rectangle" draw:enhanced-path="M 0 0 L 21600 0 21600 21600 0 21600 0 0 Z N"/>
        </draw:custom-shape>
        <draw:custom-shape draw:style-name="gr2" draw:text-style-name="P3" draw:layer="layout" svg:width="16.01cm" svg:height="8.89cm" svg:x="0.6cm" svg:y="0.801cm">
          <text:p text:style-name="P1">PC/ITX</text:p>
          <draw:enhanced-geometry svg:viewBox="0 0 21600 21600" draw:type="rectangle" draw:enhanced-path="M 0 0 L 21600 0 21600 21600 0 21600 0 0 Z N"/>
        </draw:custom-shape>
        <draw:custom-shape draw:style-name="gr3" draw:text-style-name="P3" draw:layer="layout" svg:width="7.49cm" svg:height="3.1cm" svg:x="0.6cm" svg:y="10.201cm">
          <text:p text:style-name="P1">uC/CTR</text:p>
          <draw:enhanced-geometry svg:viewBox="0 0 21600 21600" draw:type="rectangle" draw:enhanced-path="M 0 0 L 21600 0 21600 21600 0 21600 0 0 Z N"/>
        </draw:custom-shape>
        <draw:custom-shape draw:style-name="gr3" draw:text-style-name="P3" draw:layer="layout" svg:width="7.49cm" svg:height="3.1cm" svg:x="9.105cm" svg:y="10.201cm">
          <text:p text:style-name="P1">uC/WDOG</text:p>
          <draw:enhanced-geometry svg:viewBox="0 0 21600 21600" draw:type="rectangle" draw:enhanced-path="M 0 0 L 21600 0 21600 21600 0 21600 0 0 Z N"/>
        </draw:custom-shape>
        <draw:custom-shape draw:style-name="gr4" draw:text-style-name="P5" draw:layer="layout" svg:width="14cm" svg:height="1.4cm" svg:x="1.6cm" svg:y="7.801cm">
          <text:p text:style-name="P4">uC Communication </text:p>
          <draw:enhanced-geometry svg:viewBox="0 0 21600 21600" draw:type="rectangle" draw:enhanced-path="M 0 0 L 21600 0 21600 21600 0 21600 0 0 Z N"/>
        </draw:custom-shape>
        <draw:custom-shape draw:style-name="gr5" draw:text-style-name="P6" draw:layer="layout" svg:width="3.4cm" svg:height="2cm" svg:x="3.2cm" svg:y="3.101cm">
          <text:p text:style-name="P4">Video/QR</text:p>
          <text:p text:style-name="P4">acquisition</text:p>
          <draw:enhanced-geometry svg:viewBox="0 0 21600 21600" draw:type="rectangle" draw:enhanced-path="M 0 0 L 21600 0 21600 21600 0 21600 0 0 Z N"/>
        </draw:custom-shape>
        <draw:custom-shape draw:style-name="gr6" draw:text-style-name="P5" draw:layer="layout" svg:width="12cm" svg:height="1.3cm" svg:x="2.6cm" svg:y="1.501cm">
          <text:p text:style-name="P4">Central Communication</text:p>
          <draw:enhanced-geometry svg:viewBox="0 0 21600 21600" draw:type="rectangle" draw:enhanced-path="M 0 0 L 21600 0 21600 21600 0 21600 0 0 Z N"/>
        </draw:custom-shape>
        <draw:custom-shape draw:style-name="gr5" draw:text-style-name="P6" draw:layer="layout" svg:width="3.4cm" svg:height="2cm" svg:x="1.2cm" svg:y="5.401cm">
          <text:p text:style-name="P4">Lift Control</text:p>
          <draw:enhanced-geometry svg:viewBox="0 0 21600 21600" draw:type="rectangle" draw:enhanced-path="M 0 0 L 21600 0 21600 21600 0 21600 0 0 Z N"/>
        </draw:custom-shape>
        <draw:custom-shape draw:style-name="gr5" draw:text-style-name="P6" draw:layer="layout" svg:width="3.4cm" svg:height="2cm" svg:x="12.6cm" svg:y="5.401cm">
          <text:p text:style-name="P4">Driving</text:p>
          <draw:enhanced-geometry svg:viewBox="0 0 21600 21600" draw:type="rectangle" draw:enhanced-path="M 0 0 L 21600 0 21600 21600 0 21600 0 0 Z N"/>
        </draw:custom-shape>
        <draw:custom-shape draw:style-name="gr5" draw:text-style-name="P6" draw:layer="layout" svg:width="3.4cm" svg:height="2cm" svg:x="6.9cm" svg:y="3.101cm">
          <text:p text:style-name="P4"><text:span text:style-name="T1">Equipment</text:span> </text:p>
          <text:p text:style-name="P4">management</text:p>
          <draw:enhanced-geometry svg:viewBox="0 0 21600 21600" draw:type="rectangle" draw:enhanced-path="M 0 0 L 21600 0 21600 21600 0 21600 0 0 Z N"/>
        </draw:custom-shape>
        <draw:custom-shape draw:style-name="gr5" draw:text-style-name="P6" draw:layer="layout" svg:width="3.4cm" svg:height="2cm" svg:x="0.8cm" svg:y="11.001cm">
          <text:p text:style-name="P4">Speed Control<text:line-break/>(L,R, Rot,Lift)</text:p>
          <draw:enhanced-geometry svg:viewBox="0 0 21600 21600" draw:type="rectangle" draw:enhanced-path="M 0 0 L 21600 0 21600 21600 0 21600 0 0 Z N"/>
        </draw:custom-shape>
        <draw:custom-shape draw:style-name="gr5" draw:text-style-name="P6" draw:layer="layout" svg:width="3.4cm" svg:height="2cm" svg:x="5cm" svg:y="5.401cm">
          <text:p text:style-name="P4">Position </text:p>
          <text:p text:style-name="P4">Tracking</text:p>
          <draw:enhanced-geometry svg:viewBox="0 0 21600 21600" draw:type="rectangle" draw:enhanced-path="M 0 0 L 21600 0 21600 21600 0 21600 0 0 Z N"/>
        </draw:custom-shape>
        <draw:custom-shape draw:style-name="gr7" draw:text-style-name="P6" draw:layer="controls" svg:width="1.5cm" svg:height="2.01cm" svg:x="4.5cm" svg:y="11.001cm">
          <text:p text:style-name="P4">Lim </text:p>
          <text:p text:style-name="P4">Lift </text:p>
          <text:p text:style-name="P4">ACQ</text:p>
          <draw:enhanced-geometry svg:viewBox="0 0 21600 21600" draw:mirror-horizontal="false" draw:mirror-vertical="false" draw:type="rectangle" draw:enhanced-path="M 0 0 L 21600 0 21600 21600 0 21600 0 0 Z N"/>
        </draw:custom-shape>
        <draw:custom-shape draw:style-name="gr7" draw:text-style-name="P6" draw:layer="controls" svg:width="1.5cm" svg:height="2.01cm" svg:x="6.3cm" svg:y="11.001cm">
          <text:p text:style-name="P4">Lim </text:p>
          <text:p text:style-name="P4">Front </text:p>
          <text:p text:style-name="P4">ACQ</text:p>
          <draw:enhanced-geometry svg:viewBox="0 0 21600 21600" draw:mirror-horizontal="false" draw:mirror-vertical="false" draw:type="rectangle" draw:enhanced-path="M 0 0 L 21600 0 21600 21600 0 21600 0 0 Z N"/>
        </draw:custom-shape>
        <draw:custom-shape draw:style-name="gr5" draw:text-style-name="P6" draw:layer="controls" svg:width="3.4cm" svg:height="2cm" svg:x="8.8cm" svg:y="5.401cm">
          <text:p text:style-name="P4">Navigation</text:p>
          <draw:enhanced-geometry svg:viewBox="0 0 21600 21600" draw:type="rectangle" draw:enhanced-path="M 0 0 L 21600 0 21600 21600 0 21600 0 0 Z N"/>
        </draw:custom-shape>
        <draw:custom-shape draw:style-name="gr5" draw:text-style-name="P6" draw:layer="controls" svg:width="3.4cm" svg:height="2cm" svg:x="10.6cm" svg:y="3.101cm">
          <text:p text:style-name="P4">Operational</text:p>
          <text:p text:style-name="P4">management</text:p>
          <draw:enhanced-geometry svg:viewBox="0 0 21600 21600" draw:type="rectangle" draw:enhanced-path="M 0 0 L 21600 0 21600 21600 0 21600 0 0 Z N"/>
        </draw:custom-shape>
        <draw:custom-shape draw:style-name="gr8" draw:text-style-name="P6" draw:layer="controls" svg:width="1.5cm" svg:height="2cm" svg:x="9.4cm" svg:y="11.001cm">
          <text:p text:style-name="P4">RFM69</text:p>
          <draw:enhanced-geometry svg:viewBox="0 0 21600 21600" draw:mirror-horizontal="false" draw:mirror-vertical="false" draw:type="rectangle" draw:enhanced-path="M 0 0 L 21600 0 21600 21600 0 21600 0 0 Z N"/>
        </draw:custom-shape>
        <draw:custom-shape draw:style-name="gr8" draw:text-style-name="P6" draw:layer="controls" svg:width="1.5cm" svg:height="2cm" svg:x="11.2cm" svg:y="11.001cm">
          <text:p text:style-name="P4">DIST</text:p>
          <text:p text:style-name="P4">ACQ</text:p>
          <draw:enhanced-geometry svg:viewBox="0 0 21600 21600" draw:mirror-horizontal="false" draw:mirror-vertical="false" draw:type="rectangle" draw:enhanced-path="M 0 0 L 21600 0 21600 21600 0 21600 0 0 Z N"/>
        </draw:custom-shape>
        <draw:custom-shape draw:style-name="gr8" draw:text-style-name="P6" draw:layer="controls" svg:width="1.5cm" svg:height="2cm" svg:x="13cm" svg:y="11.001cm">
          <text:p text:style-name="P4">V</text:p>
          <text:p text:style-name="P4">ACQ</text:p>
          <draw:enhanced-geometry svg:viewBox="0 0 21600 21600" draw:mirror-horizontal="false" draw:mirror-vertical="false" draw:type="rectangle" draw:enhanced-path="M 0 0 L 21600 0 21600 21600 0 21600 0 0 Z N"/>
        </draw:custom-shape>
        <draw:custom-shape draw:style-name="gr8" draw:text-style-name="P6" draw:layer="controls" svg:width="1.5cm" svg:height="2cm" svg:x="14.8cm" svg:y="11.001cm">
          <text:p text:style-name="P4">Lim</text:p>
          <text:p text:style-name="P4">Bum</text:p>
          <text:p text:style-name="P4">ACQ</text:p>
          <draw:enhanced-geometry svg:viewBox="0 0 21600 21600" draw:mirror-horizontal="false" draw:mirror-vertical="false" draw:type="rectangle" draw:enhanced-path="M 0 0 L 21600 0 21600 21600 0 21600 0 0 Z N"/>
        </draw:custom-shape>
        <draw:custom-shape draw:style-name="gr9" draw:text-style-name="P7" draw:layer="controls" svg:width="4cm" svg:height="0.99cm" svg:x="4.4cm" svg:y="14.901cm">
          <text:p text:style-name="P4"><text:span text:style-name="T2">Jednostka obliczeniowa</text:span></text:p>
          <text:p text:style-name="P4"><text:span text:style-name="T2">(komputer sterujący)</text:span></text:p>
          <draw:enhanced-geometry svg:viewBox="0 0 21600 21600" draw:type="rectangle" draw:enhanced-path="M 0 0 L 21600 0 21600 21600 0 21600 0 0 Z N"/>
        </draw:custom-shape>
        <draw:custom-shape draw:style-name="gr10" draw:text-style-name="P8" draw:layer="controls" svg:width="4cm" svg:height="0.99cm" svg:x="8.7cm" svg:y="14.901cm">
          <text:p text:style-name="P4"><text:span text:style-name="T2">Blok funkcjonalny</text:span></text:p>
          <draw:enhanced-geometry svg:viewBox="0 0 21600 21600" draw:type="rectangle" draw:enhanced-path="M 0 0 L 21600 0 21600 21600 0 21600 0 0 Z N"/>
        </draw:custom-shape>
        <draw:custom-shape draw:style-name="gr11" draw:text-style-name="P9" draw:layer="controls" svg:width="4cm" svg:height="0.99cm" svg:x="13.1cm" svg:y="14.901cm">
          <text:p text:style-name="P4"><text:span text:style-name="T2">Blok komunikacyjny</text:span></text:p>
          <draw:enhanced-geometry svg:viewBox="0 0 21600 21600" draw:type="rectangle" draw:enhanced-path="M 0 0 L 21600 0 21600 21600 0 21600 0 0 Z N"/>
        </draw:custom-shape>
        <draw:custom-shape draw:style-name="gr12" draw:text-style-name="P10" draw:layer="controls" svg:width="4cm" svg:height="0.99cm" svg:x="0.1cm" svg:y="14.901cm">
          <text:p text:style-name="P4"><text:span text:style-name="T2">Robot mobilny</text:span></text:p>
          <draw:enhanced-geometry svg:viewBox="0 0 21600 21600" draw:type="rectangle" draw:enhanced-path="M 0 0 L 21600 0 21600 21600 0 21600 0 0 Z N"/>
        </draw:custom-shape>
        <draw:frame draw:style-name="gr13" draw:text-style-name="P11" draw:layer="controls" svg:width="10cm" svg:height="0.725cm" svg:x="0cm" svg:y="14.201cm">
          <draw:text-box>
            <text:p>Objaśnienie konwencji kolorystycznej</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aaad"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